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0C000000AFE6CB7F86.jpg" manifest:media-type=""/>
  <manifest:file-entry manifest:full-path="Pictures/10000000000000C8000000C4145DCBA6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59179"/>
    </style:style>
    <style:style style:name="P2" style:family="paragraph" style:parent-style-name="Standard">
      <style:text-properties style:font-name="Arial Black" officeooo:rsid="000728c4" officeooo:paragraph-rsid="00059179"/>
    </style:style>
    <style:style style:name="P3" style:family="paragraph" style:parent-style-name="Standard">
      <style:text-properties style:font-name="Arial Black" fo:font-size="18pt" officeooo:rsid="00059179" officeooo:paragraph-rsid="00059179" style:font-size-asian="18pt" style:font-size-complex="18pt"/>
    </style:style>
    <style:style style:name="P4" style:family="paragraph" style:parent-style-name="Standard">
      <style:text-properties style:font-name="Arial Black" fo:font-size="13pt" officeooo:rsid="0008aa1b" officeooo:paragraph-rsid="001bf3f7" style:font-size-asian="13pt" style:font-size-complex="13pt"/>
    </style:style>
    <style:style style:name="T1" style:family="text">
      <style:text-properties officeooo:rsid="00059179"/>
    </style:style>
    <style:style style:name="T2" style:family="text">
      <style:text-properties style:font-name="Arial Black" officeooo:rsid="0008aa1b"/>
    </style:style>
    <style:style style:name="T3" style:family="text">
      <style:text-properties style:font-name="Arial Black" fo:font-size="10pt" officeooo:rsid="0008aa1b" style:font-size-asian="10pt" style:font-size-complex="10pt"/>
    </style:style>
    <style:style style:name="T4" style:family="text">
      <style:text-properties officeooo:rsid="0008aa1b"/>
    </style:style>
    <style:style style:name="T5" style:family="text">
      <style:text-properties fo:font-size="10pt" officeooo:rsid="0008aa1b" style:font-size-asian="10pt" style:font-size-complex="10pt"/>
    </style:style>
    <style:style style:name="T6" style:family="text">
      <style:text-properties fo:font-size="8pt" officeooo:rsid="0008aa1b" style:font-size-asian="8pt" style:font-size-complex="8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2" text:anchor-type="paragraph" svg:x="5.154cm" svg:y="0cm" svg:width="3.436cm" svg:height="3.367cm" draw:z-index="1"><draw:image xlink:href="Pictures/10000000000000C8000000C4145DCBA6.jpg" xlink:type="simple" xlink:show="embed" xlink:actuate="onLoad"/><svg:title>[onshow.logo;ope=changepic;tagpos=inside]</svg:title><svg:desc>logo</svg:desc></draw:frame><text:bookmark text:name="irc_mi"/></text:p>
      <text:p text:style-name="P1"><text:tab/></text:p>
      <text:p text:style-name="P1"><text:span text:style-name="T1"><text:s text:c="3"/></text:span><text:span text:style-name="T3">[onshow.type]</text:span></text:p>
      <text:p text:style-name="P2"/>
      <text:p text:style-name="P2"><text:s text:c="2"/><text:bookmark text:name="irc_mi1"/><text:span text:style-name="T6">[onshow.name]</text:span></text:p>
      <text:p text:style-name="P3"><draw:frame draw:style-name="fr1" draw:name="graphics1" text:anchor-type="paragraph" svg:x="1.194cm" svg:y="0.711cm" svg:width="6.14cm" svg:height="1.739cm" draw:z-index="0"><draw:image xlink:href="Pictures/100000000000010C000000AFE6CB7F86.jpg" xlink:type="simple" xlink:show="embed" xlink:actuate="onLoad"/><svg:title>[onshow.barcode;ope=changepic;tagpos=inside]</svg:title><svg:desc>barcode</svg:desc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8.59cm" fo:page-height="5.41cm" style:num-format="1" style:print-orientation="portrait" fo:margin-top="0cm" fo:margin-bottom="0cm" fo:margin-left="0cm" fo:margin-right="0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01:47:33</meta:creation-date>
    <meta:print-date>2013-03-17T02:05:21</meta:print-date>
    <dc:date>2013-09-27T19:00:57</dc:date>
    <meta:editing-duration>PT46M3S</meta:editing-duration>
    <meta:editing-cycles>24</meta:editing-cycles>
    <meta:generator>LibreOffice/4.0.2.2$Linux_X86_64 LibreOffice_project/400m0$Build-2</meta:generator>
    <meta:document-statistic meta:table-count="0" meta:image-count="2" meta:object-count="0" meta:page-count="1" meta:paragraph-count="3" meta:word-count="2" meta:character-count="32" meta:non-whitespace-character-count="26"/>
  </office:meta>
</office:document-meta>
</file>